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, you will practice using the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to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the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the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 (e.g, to generate suggested passwords)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4Z</meta:creation-date>
    <dc:date>2023-09-05T21:13:04Z</dc:date>
    <meta:user-defined meta:name="date" meta:value-type="string">September   5, 2023 (05:1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